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nonymous Pro" svg:font-family="'Anonymous Pro'" style:font-pitch="fixed"/>
    <style:font-face style:name="Anonymous Pro1" svg:font-family="'Anonymous Pro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nonymous Pro" fo:font-style="normal" style:text-underline-style="none" style:font-style-asian="normal" style:font-style-complex="normal"/>
    </style:style>
    <style:style style:name="P2" style:family="paragraph" style:parent-style-name="Standard">
      <style:paragraph-properties fo:margin-left="0.4925in" fo:margin-right="0in" fo:text-indent="0in" style:auto-text-indent="fals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Anonymous Pro" fo:font-size="12pt"/>
    </style:style>
    <style:style style:name="P5" style:family="paragraph">
      <style:text-properties fo:font-size="12pt"/>
    </style:style>
    <style:style style:name="P6" style:family="paragraph">
      <style:paragraph-properties fo:text-align="center"/>
      <style:text-properties style:font-name="Anonymous Pro"/>
    </style:style>
    <style:style style:name="P7" style:family="paragraph">
      <style:paragraph-properties fo:text-align="center"/>
      <style:text-properties fo:font-size="12pt"/>
    </style:style>
    <style:style style:name="T1" style:family="text">
      <style:text-properties style:font-name="Anonymous Pro" fo:font-style="normal" style:text-underline-style="none" style:font-style-asian="normal" style:font-style-complex="normal"/>
    </style:style>
    <style:style style:name="T2" style:family="text">
      <style:text-properties style:font-name="Anonymous Pro" fo:font-style="normal" style:text-underline-style="none" officeooo:rsid="0018ead7" style:font-style-asian="normal" style:font-style-complex="normal"/>
    </style:style>
    <style:style style:name="T3" style:family="text">
      <style:text-properties style:font-name="Anonymous Pro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style:font-name="Anonymous Pro" fo:font-size="12pt"/>
    </style:style>
    <style:style style:name="T5" style:family="text">
      <style:text-properties style:font-name="Anonymous Pro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none" draw:textarea-horizontal-align="justify" draw:textarea-vertical-align="middle" draw:auto-grow-height="false" fo:min-height="0.2953in" fo:min-width="0.37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1972in" fo:min-width="1.1047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4689in" fo:min-width="1.233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478in" fo:min-width="1.98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6252in" fo:min-width="2.05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2902in" fo:min-width="1.68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3654in" fo:min-width="1.025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0.5398in" fo:min-width="2.08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3311in" fo:min-width="1.025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54in" fo:min-width="0.026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46in" fo:min-width="0.026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81in" fo:min-width="0.029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3028in" fo:min-width="0.059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54in" fo:min-width="0.02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draw:fill="none" draw:textarea-horizontal-align="justify" draw:textarea-vertical-align="middle" draw:auto-grow-height="false" fo:min-height="0.2957in" fo:min-width="0.372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draw:fill="none" draw:textarea-horizontal-align="justify" draw:textarea-vertical-align="middle" draw:auto-grow-height="false" fo:min-height="0.2957in" fo:min-width="0.373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draw:fill="none" draw:textarea-horizontal-align="justify" draw:textarea-vertical-align="middle" draw:auto-grow-height="false" fo:min-height="0.2953in" fo:min-width="0.373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0.1972in" fo:min-width="1.370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2972in" fo:min-width="2.186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0.3354in" fo:min-width="1.988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4811in" fo:min-width="2.057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2626in" fo:min-width="1.6839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54in" fo:min-width="0.027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2673in" fo:min-width="0.0283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draw:fill="solid" draw:fill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0.3654in" fo:min-width="1.025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0.7244in" fo:min-width="2.197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5736in" fo:min-width="0.0311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3929in" fo:min-width="0.026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3953in" fo:min-width="0.026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textarea-horizontal-align="justify" draw:textarea-vertical-align="middle" draw:auto-grow-height="false" fo:min-height="0.2902in" fo:min-width="1.487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0.328in" fo:min-width="0.026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svg:stroke-color="#000000" draw:marker-start="Arrowheads_20_1" draw:fill="solid" draw:fill-color="#000000" draw:textarea-horizontal-align="justify" draw:textarea-vertical-align="middle" draw:auto-grow-height="false" fo:min-height="2.4752in" fo:min-width="0.0634in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Data Sender</text:span><text:span text:style-name="T1"> (codename</text:span><text:span text:style-name="T2">:</text:span><text:span text:style-name="T1"> </text:span><text:span text:style-name="T2">THE THING, like Hulk but intelligent and behaved</text:span><text:span text:style-name="T1">)</text:span></text:p>
      <text:p text:style-name="P1">Two threads are required: one for sending data and one to receive ACKs</text:p>
      <text:p text:style-name="P1"/>
      <text:p text:style-name="P1"><draw:custom-shape text:anchor-type="paragraph" draw:z-index="1" draw:style-name="gr2" draw:text-style-name="P4" svg:width="1.2248in" svg:height="0.2795in" svg:x="1.0339in" svg:y="0.0783in"><text:p text:style-name="P3"><text:span text:style-name="T4">SendThread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20" draw:style-name="gr18" draw:text-style-name="P6" svg:width="1.5189in" svg:height="0.2795in" svg:x="4.8618in" svg:y="0.0791in"><text:p text:style-name="P3"><text:span text:style-name="T5">ListenerThread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1"/>
      <text:p text:style-name="P1"><draw:custom-shape text:anchor-type="paragraph" draw:z-index="10" draw:style-name="gr10" draw:text-style-name="P5" svg:width="0.0531in" svg:height="0.3031in" svg:x="1.6154in" svg:y="0.024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5" draw:style-name="gr11" svg:width="0.0524in" svg:height="0.3024in" svg:x="5.5992in" svg:y="0.025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2" draw:style-name="gr3" draw:text-style-name="P4" svg:width="1.2335in" svg:height="0.4689in" svg:x="1.0335in" svg:y="0.1598in"><text:p text:style-name="P3"><text:span text:style-name="T4">Read</text:span></text:p><text:p text:style-name="P3"><text:span text:style-name="T4">input fil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1" draw:style-name="gr19" draw:text-style-name="P6" svg:width="2.1862in" svg:height="0.2976in" svg:x="4.5327in" svg:y="0.1602in"><text:p text:style-name="P3"><text:span text:style-name="T5">Listen from the socket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custom-shape text:anchor-type="paragraph" draw:z-index="26" draw:style-name="gr23" draw:text-style-name="P5" svg:width="0.0539in" svg:height="0.3031in" svg:x="5.6165in" svg:y="0.124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11" draw:style-name="gr11" draw:text-style-name="P5" svg:width="0.0531in" svg:height="0.3024in" svg:x="1.6327in" svg:y="0.128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22" draw:style-name="gr20" draw:text-style-name="P6" svg:width="1.9886in" svg:height="0.3358in" svg:x="4.6146in" svg:y="0.1118in"><text:p text:style-name="P3"><text:span text:style-name="T5">Decode received ACK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3" draw:style-name="gr4" draw:text-style-name="P4" svg:width="1.9894in" svg:height="0.478in" svg:x="0.6516in" svg:y="0.0902in"><text:p text:style-name="P3"><text:span text:style-name="T4">Divide file into</text:span></text:p><text:p text:style-name="P3"><text:span text:style-name="T4"><text:s/></text:span><text:span text:style-name="T4">512 Byte chunks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27" draw:style-name="gr11" svg:width="0.0524in" svg:height="0.3024in" svg:x="5.6075in" svg:y="0.113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12" draw:style-name="gr10" draw:text-style-name="P5" svg:width="0.0524in" svg:height="0.3031in" svg:x="1.6236in" svg:y="0.067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3" draw:style-name="gr21" draw:text-style-name="P6" svg:width="2.0579in" svg:height="0.4815in" svg:x="4.6272in" svg:y="0.0807in"><text:p text:style-name="P3"><text:span text:style-name="T5">Save SN in ackedList</text:span></text:p><text:p text:style-name="P3"><text:span text:style-name="T5">for SendThread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custom-shape text:anchor-type="paragraph" draw:z-index="4" draw:style-name="gr5" draw:text-style-name="P4" svg:width="2.0587in" svg:height="0.6252in" svg:x="0.6429in" svg:y="0.0382in"><text:p text:style-name="P3"><text:span text:style-name="T4">Attach header </text:span></text:p><text:p text:style-name="P3"><text:span text:style-name="T4">and insert into</text:span></text:p><text:p text:style-name="P3"><text:span text:style-name="T4">packetList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28" draw:style-name="gr24" draw:text-style-name="P5" svg:width="0.0567in" svg:height="0.3059in" svg:x="5.5827in" svg:y="0.0618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13" draw:style-name="gr12" draw:text-style-name="P5" svg:width="0.0571in" svg:height="0.3067in" svg:x="1.6453in" svg:y="0.163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4" draw:style-name="gr22" draw:text-style-name="P6" svg:width="1.6843in" svg:height="0.263in" svg:x="4.7839in" svg:y="0.0598in"><text:p text:style-name="P3"><text:span text:style-name="T5">Loop forever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custom-shape text:anchor-type="paragraph" draw:z-index="32" draw:style-name="gr27" draw:text-style-name="P4" svg:width="2.1976in" svg:height="0.7248in" svg:x="0.6173in" svg:y="0.1181in"><text:p text:style-name="P3"><text:span text:style-name="T4">For each queued ACK:</text:span></text:p><text:p text:style-name="P3"><text:span text:style-name="T4">Dequeue it and remove</text:span></text:p><text:p text:style-name="P3"><text:span text:style-name="T4">from packetList.</text:span></text:p><text:p text:style-name="P3"><text:span text:style-name="T4">InFlight--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/>
      <text:p text:style-name="P1"><draw:custom-shape text:anchor-type="paragraph" draw:z-index="34" draw:style-name="gr28" draw:text-style-name="P5" svg:width="0.0634in" svg:height="0.6161in" draw:transform="skewX (0.00401425727958696) rotate (1.56276781223572) translate (0.00138888888888889in 0.171527777777778in)"><text:p/><draw:enhanced-geometry svg:viewBox="0 0 21600 21600" draw:text-areas="?f0 0 ?f2 ?f5" draw:type="down-arrow" draw:modifiers="18477.1084337349 5590.58823529412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50" draw:style-name="gr25" draw:text-style-name="P7" svg:width="0.0331in" svg:height="2.9331in" svg:x="5.3283in" svg:y="0.1346in"><text:p/></draw:rect><draw:custom-shape text:anchor-type="paragraph" draw:z-index="49" draw:style-name="gr33" draw:text-style-name="P5" svg:width="0.0634in" svg:height="2.4752in" draw:transform="skewX (0.177150919077424) rotate (-1.74690004832112) translate (5.34027777777778in 0.0951388888888889in)"><text:p/><draw:enhanced-geometry svg:viewBox="0 0 21600 21600" draw:text-areas="?f0 0 ?f2 ?f5" draw:mirror-vertical="true" draw:mirror-horizontal="false" draw:type="down-arrow" draw:modifiers="20582.1037868163 8217.39130434783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rect text:anchor-type="paragraph" draw:z-index="41" draw:style-name="gr25" draw:text-style-name="P7" svg:width="0.0425in" svg:height="3.6787in" svg:x="0.0016in" svg:y="0.0098in"><text:p/></draw:rect></text:p>
      <text:p text:style-name="P1"/>
      <text:p text:style-name="P1"><draw:custom-shape text:anchor-type="paragraph" draw:z-index="30" draw:style-name="gr10" draw:text-style-name="P5" svg:width="0.0524in" svg:height="0.3031in" svg:x="1.6465in" svg:y="0.0091in"><text:p/><draw:enhanced-geometry svg:viewBox="0 0 21600 21600" draw:mirror-horizont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31" draw:style-name="gr26" draw:text-style-name="P4" svg:width="2.0504in" svg:height="0.7295in" svg:x="0.6535in" svg:y="0.1598in"><text:p text:style-name="P3"><text:span text:style-name="T4">InFlight &gt; WINDOW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/text:p>
      <text:p text:style-name="P1"><draw:custom-shape text:anchor-type="paragraph" draw:z-index="0" draw:style-name="gr1" draw:text-style-name="P4" svg:width="0.3732in" svg:height="0.2953in" svg:x="0.4272in" svg:y="0.0937in"><text:p text:style-name="P3"><text:span text:style-name="T4">NO</text:span></text:p><draw:enhanced-geometry svg:viewBox="0 0 21600 21600" draw:type="rectangle" draw:enhanced-path="M 0 0 L 21600 0 21600 21600 0 21600 0 0 Z N"/></draw:custom-shape></text:p>
      <text:p text:style-name="P1"/>
      <text:p text:style-name="P1"><draw:rect text:anchor-type="paragraph" draw:z-index="39" draw:style-name="gr25" draw:text-style-name="P7" svg:width="0.0331in" svg:height="1.8689in" svg:x="0.4272in" svg:y="0.0555in"><text:p/></draw:rect><draw:rect text:anchor-type="paragraph" draw:z-index="38" draw:style-name="gr25" draw:text-style-name="P3" svg:width="0.037in" svg:height="0.2268in" draw:transform="skewX (-0.00925024503556995) rotate (1.5707963267949) translate (0.427083333333333in 0.0555555555555556in)"><text:p/></draw:rect></text:p>
      <text:p text:style-name="P1"><draw:custom-shape text:anchor-type="paragraph" draw:z-index="18" draw:style-name="gr16" draw:text-style-name="P4" svg:width="0.374in" svg:height="0.2961in" svg:x="1.7138in" svg:y="0.152in"><text:p text:style-name="P3"><text:span text:style-name="T4">YES</text:span></text:p><draw:enhanced-geometry svg:viewBox="0 0 21600 21600" draw:type="rectangle" draw:enhanced-path="M 0 0 L 21600 0 21600 21600 0 21600 0 0 Z N"/></draw:custom-shape></text:p>
      <text:p text:style-name="P1"><draw:custom-shape text:anchor-type="paragraph" draw:z-index="33" draw:style-name="gr10" draw:text-style-name="P5" svg:width="0.0531in" svg:height="0.3031in" svg:x="1.661in" svg:y="0.054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6" draw:style-name="gr7" draw:text-style-name="P4" svg:width="2.0512in" svg:height="0.7307in" svg:x="0.6866in" svg:y="0.0307in"><text:p text:style-name="P3"><text:span text:style-name="T4">Just received </text:span></text:p><text:p text:style-name="P3"><text:span text:style-name="T4">an ACK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36" draw:style-name="gr17" draw:text-style-name="P4" svg:width="0.374in" svg:height="0.2953in" svg:x="2.6543in" svg:y="0.1398in"><text:p text:style-name="P3"><text:span text:style-name="T4">NO</text:span></text:p><draw:enhanced-geometry svg:viewBox="0 0 21600 21600" draw:type="rectangle" draw:enhanced-path="M 0 0 L 21600 0 21600 21600 0 21600 0 0 Z N"/></draw:custom-shape></text:p>
      <text:p text:style-name="P1"><draw:custom-shape text:anchor-type="paragraph" draw:z-index="43" draw:style-name="gr31" draw:text-style-name="P4" svg:width="1.4878in" svg:height="0.2906in" svg:x="3.2118in" svg:y="0.0807in"><text:p text:style-name="P3"><text:span text:style-name="T4">blocked++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42" draw:style-name="gr30" draw:text-style-name="P5" svg:width="0.0524in" svg:height="0.4516in" draw:transform="rotate (1.55124863917256) translate (2.7375in 0.0923611111111111in)"><text:p/><draw:enhanced-geometry svg:viewBox="0 0 21600 21600" draw:mirror-horizont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45" draw:style-name="gr10" draw:text-style-name="P5" svg:width="0.0531in" svg:height="0.3031in" svg:x="3.9217in" svg:y="0.0717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14" draw:style-name="gr13" draw:text-style-name="P5" svg:width="0.0594in" svg:height="0.3031in" svg:x="1.7016in" svg:y="0.0945in"><text:p/><draw:enhanced-geometry svg:viewBox="0 0 21600 21600" draw:mirror-horizont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7" draw:style-name="gr15" draw:text-style-name="P4" svg:width="0.3732in" svg:height="0.2961in" svg:x="1.7602in" svg:y="0.0417in"><text:p text:style-name="P3"><text:span text:style-name="T4">YES</text:span></text:p><draw:enhanced-geometry svg:viewBox="0 0 21600 21600" draw:type="rectangle" draw:enhanced-path="M 0 0 L 21600 0 21600 21600 0 21600 0 0 Z N"/></draw:custom-shape></text:p>
      <text:p text:style-name="P1"><draw:custom-shape text:anchor-type="paragraph" draw:z-index="44" draw:style-name="gr7" draw:text-style-name="P4" svg:width="2.0512in" svg:height="0.7307in" svg:x="2.9366in" svg:y="0.0409in"><text:p text:style-name="P3"><text:span text:style-name="T4">blocked</text:span></text:p><text:p text:style-name="P3"><text:span text:style-name="T4">&gt;</text:span></text:p><text:p text:style-name="P3"><text:span text:style-name="T4">MAX_BLOCK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47" draw:style-name="gr15" draw:text-style-name="P4" svg:width="0.3732in" svg:height="0.2961in" svg:x="2.7811in" svg:y="0.1425in"><text:p text:style-name="P3"><text:span text:style-name="T4">YES</text:span></text:p><draw:enhanced-geometry svg:viewBox="0 0 21600 21600" draw:type="rectangle" draw:enhanced-path="M 0 0 L 21600 0 21600 21600 0 21600 0 0 Z N"/></draw:custom-shape><draw:custom-shape text:anchor-type="paragraph" draw:z-index="48" draw:style-name="gr17" draw:text-style-name="P4" svg:width="0.374in" svg:height="0.2953in" svg:x="4.778in" svg:y="0.1055in"><text:p text:style-name="P3"><text:span text:style-name="T4">NO</text:span></text:p><draw:enhanced-geometry svg:viewBox="0 0 21600 21600" draw:type="rectangle" draw:enhanced-path="M 0 0 L 21600 0 21600 21600 0 21600 0 0 Z N"/></draw:custom-shape></text:p>
      <text:p text:style-name="P1"><draw:custom-shape text:anchor-type="paragraph" draw:z-index="5" draw:style-name="gr6" draw:text-style-name="P4" svg:width="1.685in" svg:height="0.2906in" svg:x="0.889in" svg:y="0.0807in"><text:p text:style-name="P3"><text:span text:style-name="T4">Send packet</text:span></text:p><draw:enhanced-geometry svg:viewBox="0 0 21600 21600" draw:glue-points="10800 0 0 10800 10800 21600 21600 10800" draw:type="flowchart-process" draw:enhanced-path="M 0 0 L 21600 0 21600 21600 0 21600 0 0 Z N"/></draw:custom-shape></text:p>
      <text:p text:style-name="P1"><draw:custom-shape text:anchor-type="paragraph" draw:z-index="35" draw:style-name="gr29" draw:text-style-name="P5" svg:width="0.0531in" svg:height="0.4488in" draw:transform="rotate (1.57236712312169) translate (0.440277777777778in 0.09375in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6" draw:style-name="gr32" draw:text-style-name="P5" svg:width="0.0531in" svg:height="0.3748in" draw:transform="rotate (-1.59592906802362) translate (2.94930555555556in 0.0493055555555556in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rect text:anchor-type="paragraph" draw:z-index="51" draw:style-name="gr25" draw:text-style-name="P3" svg:width="0.037in" svg:height="0.3413in" draw:transform="skewX (-0.00610865238198015) rotate (1.5707963267949) translate (4.9875in 0.0673611111111111in)"><text:p/></draw:rect></text:p>
      <text:p text:style-name="P1"><draw:custom-shape text:anchor-type="paragraph" draw:z-index="15" draw:style-name="gr14" draw:text-style-name="P5" svg:width="0.0543in" svg:height="0.3031in" svg:x="1.7236in" svg:y="0.037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8" draw:style-name="gr9" draw:text-style-name="P4" svg:width="2.0504in" svg:height="0.6606in" svg:x="0.7299in" svg:y="0.0165in"><text:p text:style-name="P3"><text:span text:style-name="T4">PacketList empty?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19" draw:style-name="gr17" draw:text-style-name="P4" svg:width="0.374in" svg:height="0.2953in" svg:x="0.4583in" svg:y="0.0665in"><text:p text:style-name="P3"><text:span text:style-name="T4">NO</text:span></text:p><draw:enhanced-geometry svg:viewBox="0 0 21600 21600" draw:type="rectangle" draw:enhanced-path="M 0 0 L 21600 0 21600 21600 0 21600 0 0 Z N"/></draw:custom-shape></text:p>
      <text:p text:style-name="P1"><draw:rect text:anchor-type="paragraph" draw:z-index="29" draw:style-name="gr25" draw:text-style-name="P3" svg:width="0.037in" svg:height="0.6862in" draw:transform="skewX (-0.00296705972839036) rotate (1.5707963267949) translate (0.04375in 0.195138888888889in)"><text:p/></draw:rect></text:p>
      <text:p text:style-name="P1"/>
      <text:p text:style-name="P1"><draw:custom-shape text:anchor-type="paragraph" draw:z-index="17" draw:style-name="gr15" draw:text-style-name="P4" svg:width="0.3732in" svg:height="0.2961in" svg:x="1.7744in" svg:y="0.1in"><text:p text:style-name="P3"><text:span text:style-name="T4">YES</text:span></text:p><draw:enhanced-geometry svg:viewBox="0 0 21600 21600" draw:type="rectangle" draw:enhanced-path="M 0 0 L 21600 0 21600 21600 0 21600 0 0 Z N"/></draw:custom-shape></text:p>
      <text:p text:style-name="P1"><draw:custom-shape text:anchor-type="paragraph" draw:z-index="16" draw:style-name="gr11" draw:text-style-name="P5" svg:width="0.0531in" svg:height="0.3024in" svg:x="1.7217in" svg:y="0.01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9" draw:style-name="gr2" draw:text-style-name="P4" svg:width="1.2248in" svg:height="0.2795in" svg:x="1.0992in" svg:y="1.0307in"><text:p text:style-name="P3"><text:span text:style-name="T4">END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7" draw:style-name="gr8" draw:text-style-name="P4" svg:width="2.0894in" svg:height="0.5398in" svg:x="0.7299in" svg:y="0.1689in"><text:p text:style-name="P3"><text:span text:style-name="T4">Send ETX</text:span></text:p><text:p text:style-name="P3"><text:span text:style-name="T4">until its ACK</text:span></text:p><text:p text:style-name="P3"><text:span text:style-name="T4">is received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0" draw:style-name="gr11" draw:text-style-name="P5" svg:width="0.0531in" svg:height="0.3024in" svg:x="1.7189in" svg:y="0.706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nonymous Pro" svg:font-family="'Anonymous Pro'" style:font-pitch="fixed"/>
    <style:font-face style:name="Anonymous Pro1" svg:font-family="'Anonymous Pro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346in" fo:margin-bottom="0.7839in" fo:margin-left="0.3945in" fo:margin-right="0.783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9:42:59.797956066</meta:creation-date>
    <meta:generator>LibreOffice/4.3.3.2$Linux_X86_64 LibreOffice_project/430m0$Build-2</meta:generator>
    <dc:date>2015-01-08T09:40:26.004388499</dc:date>
    <meta:editing-duration>PT47M</meta:editing-duration>
    <meta:editing-cycles>11</meta:editing-cycles>
    <meta:document-statistic meta:table-count="0" meta:image-count="0" meta:object-count="0" meta:page-count="1" meta:paragraph-count="2" meta:word-count="24" meta:character-count="142" meta:non-whitespace-character-count="120"/>
  </office:meta>
</office:document-meta>
</file>